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 draw:frame-display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to1" text:anchor-type="page" text:anchor-page-number="1" svg:x="0cm" svg:y="0cm" svg:width="8.89cm" svg:height="7.408cm" draw:z-index="0">
        <draw:floating-frame draw:frame-name="aswift_2"/>
      </draw:frame>
      <text:h text:style-name="Heading_20_1" text:outline-level="1">Instalar pacotes RPM no Ubuntu</text:h>
      <text:p text:style-name="P1"><text:bookmark text:name="aswift_2_expand"/><text:bookmark text:name="aswift_2_anchor"/>Primeiramente vou explicar qual o significado da palavra. <text:span text:style-name="Emphasis">RPM</text:span> é um sistema de instalação / desinstalação / atualização criado pela Red Hat, equivale ao DEB. O RPM é usado por muitas distribuições populares como Fedora, SUSE, entre outras, mas o Ubuntu <text:a xlink:type="simple" xlink:href="http://www.vivaolinux.com.br/linux/" text:style-name="Internet_20_link" text:visited-style-name="Visited_20_Internet_20_Link">Linux</text:a> não se encontra nesta lista. <text:line-break/><text:line-break/>Quem está acostumado a usar o comando "rpm -i pacote.rpm" para instalar pacotes rpm, vai sentir um pouco de dificuldade ao se deparar com pacotes rpm no Ubuntu. <text:line-break/><text:line-break/>Mas este problema é bem simples de ser solucionado, no Ubuntu existe um comando chamado <text:span text:style-name="Emphasis">alien</text:span>. Este comando não vem instalado por padrão, vamos precisar fazer a instalação dele antes de continuar. <text:line-break/><text:line-break/>Instalando o alien: <text:line-break/><text:line-break/><text:span text:style-name="Strong_20_Emphasis">$ sudo apt-get install alien</text:span> <text:line-break/><text:line-break/>Agora que já temos o alien instalado, podemos instalar os pacotes rpm. <text:line-break/><text:line-break/><text:span text:style-name="Strong_20_Emphasis">$ sudo alien pacote.rpm</text:span> <text:line-break/><text:line-break/>O comando acima irá gerar um arquivo deb do pacote. Para instalar o pacote deb podemos utilizar o comando: <text:line-break/><text:line-break/><text:span text:style-name="Strong_20_Emphasis">$ sudo dpkg -i pacote.deb</text:span> <text:line-break/><text:line-break/>Se ocorreu tudo certo seu pacote foi instalado e está pronto para ser usado. <text:line-break/><text:line-break/>Agora vamos explicar como o comando alien funciona. Ele é um conversor de formatos, ou seja, você tem um pacote rpm, mas a sua distribuição suporta apenas deb. Com o alien é possível converter este rpm para deb e posteriormente instalar o deb gerado. <text:line-break/><text:line-break/>Caso queira saber mais algumas informações sobre este comando leia o manual: <text:line-break/><text:line-break/><text:span text:style-name="Strong_20_Emphasis">$ man alien</text:span> <text:line-break/><text:line-break/>Tem muita informação interessante. Lembrando que o alien não realiza conversão apenas destes formatos citados, é possível converter para deb, rpm, tgz, pkg entre outros. <text:line-break/><text:line-break/>Até a próxim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08:05:15.801578029</meta:creation-date>
    <dc:date>2015-04-11T08:06:18.547369160</dc:date>
    <meta:editing-duration>PT1M3S</meta:editing-duration>
    <meta:editing-cycles>1</meta:editing-cycles>
    <meta:generator>LibreOffice/4.3.3.2$Linux_X86_64 LibreOffice_project/430m0$Build-2</meta:generator>
    <meta:document-statistic meta:table-count="0" meta:image-count="0" meta:object-count="1" meta:page-count="1" meta:paragraph-count="2" meta:word-count="261" meta:character-count="1580" meta:non-whitespace-character-count="1293"/>
  </office:meta>
</office:document-meta>
</file>